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5T11:42:46.88">
            <text:p>2019/12/25 11:4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5T11:42:47.08">
            <text:p>2019/12/25 11:4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6)">
            <text:p>sn(3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22T11:32:14.25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4">
            <text:p>94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3">
            <text:p>3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/>
          <table:table-cell table:style-name="ce40" office:value-type="float" office:value="1">
            <text:p>1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/>
          <table:table-cell table:style-name="ce40" office:value-type="float" office:value="2">
            <text:p>2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5T11:42:30.86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5T11:42:30.86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5T11:42:47.4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6cm" draw:caption-point-x="-1.353cm" draw:caption-point-y="2.51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6)">
            <text:p>sn(3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5T11:42:47.65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5cm" draw:caption-point-x="-1.353cm" draw:caption-point-y="2.31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5T11:42:47.82">
            <text:p>2019/12/25 11:4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10)">
            <text:p>sn(1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15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patt-1(1).n,t.70,k.C,theme=cp~1-step-up-down;LH-movement,R=2,patt-1(1)-2.n</text:p>
          </table:table-cell>
          <table:table-cell table:style-name="ce94" office:value-type="string">
            <text:p>2019-12-22_18-15-39_000.jpg</text:p>
          </table:table-cell>
          <table:table-cell table:style-name="ce86" office:value-type="string">
            <text:p>frase</text:p>
          </table:table-cell>
          <table:table-cell table:style-name="ce89" office:value-type="string">
            <text:p>2,3</text:p>
          </table:table-cell>
          <table:table-cell table:style-name="ce96" office:value-type="date" office:date-value="2019-12-23T09:32:10.57">
            <text:p>2019/12/23 9:3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4">
            <text:p>4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f-2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f-2.N,cp=1-5-6m-3m/4-1-4-5,R=1(domino),R=1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frase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6">
            <text:p>6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2</text:p>
          </table:table-cell>
          <table:table-cell table:style-name="ce90" office:value-type="string">
            <text:p>var</text:p>
          </table:table-cell>
          <table:table-cell table:style-name="ce92" office:value-type="string">
            <text:p>f-2,var,R=2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2">
            <text:p>2</text:p>
          </table:table-cell>
          <table:table-cell table:style-name="ce96" office:value-type="date" office:date-value="2019-12-22T11:00:14.020001">
            <text:p>2019/12/22 11:0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6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f-3.N,th=6th-note,R=4</text:p>
          </table:table-cell>
          <table:table-cell table:style-name="ce94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89" office:value-type="float" office:value="4">
            <text:p>4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 office:value-type="float" office:value="3">
            <text:p>3</text:p>
          </table:table-cell>
          <table:table-cell table:style-name="ce88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cp=1-5-6m-3m/4-1-4-5,k.D,k.F#m,R=3</text:p>
          </table:table-cell>
          <table:table-cell table:style-name="ce94" office:value-type="string">
            <text:p>2019-09-29_14-16-28_000.jpg</text:p>
          </table:table-cell>
          <table:table-cell table:style-name="ce87" office:value-type="string">
            <text:p>research</text:p>
          </table:table-cell>
          <table:table-cell table:style-name="ce89" office:value-type="float" office:value="3">
            <text:p>3</text:p>
          </table:table-cell>
          <table:table-cell table:style-name="ce96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3" office:value-type="string">
            <text:p>n</text:p>
          </table:table-cell>
          <table:table-cell table:style-name="ce92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6" office:value-type="string">
            <text:p>research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n-2(1).n,n-2(2).n,n-2(3).n,t.90,score+,k.C</text:p>
          </table:table-cell>
          <table:table-cell table:style-name="ce94"/>
          <table:table-cell table:style-name="ce87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6" office:value-type="float" office:value="7">
            <text:p>7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t.80,score+</text:p>
          </table:table-cell>
          <table:table-cell table:style-name="ce94" office:value-type="string">
            <text:p>2019-12-20_09-11-56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6" office:value-type="float" office:value="8">
            <text:p>8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rev</text:p>
          </table:table-cell>
          <table:table-cell table:style-name="ce92" office:value-type="string">
            <text:p>n-2(3).n,score+,n-2(4),src=k-1219-1:3.50,n-2(4)-2,score+,k.C</text:p>
          </table:table-cell>
          <table:table-cell table:style-name="ce94" office:value-type="string">
            <text:p>2019-12-20_18-00-07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15">
            <text:p>15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6" office:value-type="float" office:value="9">
            <text:p>9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0" office:value-type="string">
            <text:p>rev</text:p>
          </table:table-cell>
          <table:table-cell table:style-name="ce92" office:value-type="string">
            <text:p>n-2(4)-3.n,score+,n-2(5)-1.n,score+</text:p>
          </table:table-cell>
          <table:table-cell table:style-name="ce94" office:value-type="string">
            <text:p>2019-12-22_18-15-39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2">
            <text:p>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5T11:42:48.01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401cm" draw:caption-point-x="-1.353cm" draw:caption-point-y="2.51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6)">
            <text:p>sn(3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5T11:42:48.3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5cm" draw:caption-point-x="-1.353cm" draw:caption-point-y="2.31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L2:kb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2019/12/25</text:date>, <text:time>11:42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5T11:42:45.52</dc:date>
    <dc:creator>iwabuchi ken</dc:creator>
    <meta:editing-duration>P5DT14H19M52S</meta:editing-duration>
    <meta:editing-cycles>515</meta:editing-cycles>
    <meta:generator>OpenOffice/4.1.3$Win32 OpenOffice.org_project/413m1$Build-9783</meta:generator>
    <meta:document-statistic meta:table-count="7" meta:cell-count="1999" meta:object-count="0"/>
    <meta:user-defined meta:name="sheets-banding"/>
    <meta:user-defined meta:name="sheets-original-selection"/>
  </office:meta>
</office:document-meta>
</file>